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1" style:family="table-cell" style:parent-style-name="Default">
      <style:text-properties style:font-name="Arial"/>
    </style:style>
    <style:style style:name="ce22" style:family="table-cell" style:parent-style-name="Default">
      <style:table-cell-properties style:vertical-align="middle"/>
      <style:text-properties style:font-name="Arial" fo:font-size="9pt" style:font-size-asian="9pt" style:font-size-complex="9pt"/>
    </style:style>
    <style:style style:name="ce2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B4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6" table:default-cell-style-name="ce19"/>
        <table:table-column table:style-name="co3" table:number-columns-repeated="1016" table:default-cell-style-name="ce21"/>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table-cell table:number-columns-repeated="1017"/>
        </table:table-row>
        <table:table-row table:style-name="ro2">
          <table:table-cell table:style-name="ce2"/>
          <table:table-cell table:style-name="ce14" table:number-columns-repeated="6"/>
          <table:table-cell table:number-columns-repeated="1017"/>
        </table:table-row>
        <table:table-header-rows>
          <table:table-row table:style-name="ro1">
            <table:table-cell table:style-name="ce2" office:value-type="string" calcext:value-type="string">
              <text:p>Task category / Task</text:p>
            </table:table-cell>
            <table:table-cell table:number-columns-repeated="6" table:style-name="ce14" office:value-type="string" calcext:value-type="string">
              <text:p>Estimate</text:p>
            </table:table-cell>
            <table:table-cell table:number-columns-repeated="1017"/>
          </table:table-row>
          <table:table-row table:style-name="ro2">
            <table:table-cell table:style-name="ce3"/>
            <table:table-cell table:number-columns-repeated="6" table:style-name="ce15" office:value-type="string" calcext:value-type="string">
              <text:p>weeks</text:p>
            </table:table-cell>
            <table:table-cell table:number-columns-repeated="1017"/>
          </table:table-row>
        </table:table-header-rows>
        <table:table-row table:style-name="ro2">
          <table:table-cell table:style-name="ce4" table:number-columns-spanned="2" table:number-rows-spanned="1"/>
          <table:covered-table-cell table:style-name="ce16"/>
          <table:table-cell table:style-name="ce16" table:number-columns-repeated="5"/>
          <table:table-cell table:number-columns-repeated="1017"/>
        </table:table-row>
        <table:table-row table:style-name="ro2">
          <table:table-cell table:style-name="ce5" office:value-type="string" calcext:value-type="string" table:number-columns-spanned="2" table:number-rows-spanned="1">
            <text:p>Speed - Improve performance of Freenet or Freenet applications</text:p>
          </table:table-cell>
          <table:covered-table-cell table:style-name="ce17"/>
          <table:table-cell table:style-name="ce17" table:number-columns-repeated="5"/>
          <table:table-cell table:number-columns-repeated="1017"/>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6"/>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18" table:content-validation-name="val1"/>
          <table:table-cell table:style-name="ce22" table:number-columns-repeated="1016"/>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2"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6"/>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number-columns-repeated="2"/>
          <table:table-cell table:style-name="ce22" table:number-columns-repeated="1016"/>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6"/>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8" calcext:value-type="float">
            <text:p>48</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2" table:number-columns-repeated="1016"/>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18" table:content-validation-name="val1"/>
          <table:table-cell table:style-name="ce22" table:number-columns-repeated="1016"/>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18" table:content-validation-name="val1"/>
          <table:table-cell table:style-name="ce22" table:number-columns-repeated="1016"/>
          <table:table-cell/>
        </table:table-row>
        <table:table-row table:style-name="ro6">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2" table:number-columns-repeated="1016"/>
          <table:table-cell/>
        </table:table-row>
        <table:table-row table:style-name="ro6">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number-columns-repeated="2"/>
          <table:table-cell table:style-name="ce22" table:number-columns-repeated="1016"/>
          <table:table-cell/>
        </table:table-row>
        <table:table-row table:style-name="ro6">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2" table:number-columns-repeated="1016"/>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number-columns-repeated="2"/>
          <table:table-cell table:style-name="ce22" table:number-columns-repeated="1016"/>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18"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18" table:content-validation-name="val1"/>
          <table:table-cell table:style-name="ce22" table:number-columns-repeated="1016"/>
          <table:table-cell/>
        </table:table-row>
        <table:table-row table:style-name="ro6">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18" table:content-validation-name="val1"/>
          <table:table-cell table:style-name="ce22"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3" table:number-columns-repeated="1016"/>
          <table:table-cell/>
        </table:table-row>
        <table:table-row table:style-name="ro3">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table:table-cell table:style-name="ce23" table:number-columns-repeated="1016"/>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3"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6"/>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6"/>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6" table:style-name="ce20" table:content-validation-name="val2" office:value-type="string" calcext:value-type="string">
            <text:p>(constant cost per week)</text:p>
          </table:table-cell>
          <table:table-cell table:style-name="ce22" table:number-columns-repeated="1016"/>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6" table:style-name="ce20" table:content-validation-name="val2" office:value-type="string" calcext:value-type="string">
            <text:p>(constant cost per week)</text:p>
          </table:table-cell>
          <table:table-cell table:style-name="ce22" table:number-columns-repeated="1016"/>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2"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Language: Fix current low-hanging problems with UI language, as per issues on transifex.</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6"/>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2" table:number-columns-repeated="1016"/>
          <table:table-cell/>
        </table:table-row>
        <table:table-row table:style-name="ro6">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6"/>
          <table:table-cell/>
        </table:table-row>
        <table:table-row table:style-name="ro6">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2" table:number-columns-repeated="1016"/>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3"/>
          <table:table-cell table:style-name="ce22" table:number-columns-repeated="1016"/>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2" table:number-columns-repeated="1016"/>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6"/>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number-columns-repeated="2"/>
          <table:table-cell table:style-name="ce22" table:number-columns-repeated="1016"/>
          <table:table-cell/>
        </table:table-row>
        <table:table-row table:style-name="ro6">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2" table:number-columns-repeated="1016"/>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18" table:content-validation-name="val1"/>
          <table:table-cell table:style-name="ce22" table:number-columns-repeated="1016"/>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office:value-type="float" office:value="24" calcext:value-type="float">
            <text:p>24</text:p>
          </table:table-cell>
          <table:table-cell table:style-name="ce18" table:content-validation-name="val1"/>
          <table:table-cell table:style-name="ce22" table:number-columns-repeated="1016"/>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2" table:number-columns-repeated="1016"/>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6"/>
          <table:table-cell/>
        </table:table-row>
        <table:table-row table:style-name="ro5">
          <table:table-cell table:style-name="ce11"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6"/>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number-columns-repeated="2"/>
          <table:table-cell table:style-name="ce22" table:number-columns-repeated="1016"/>
          <table:table-cell/>
        </table:table-row>
        <table:table-row table:style-name="ro4">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6"/>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6"/>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8" calcext:value-type="float">
            <text:p>48</text:p>
          </table:table-cell>
          <table:table-cell table:style-name="ce18" table:content-validation-name="val1"/>
          <table:table-cell table:style-name="ce22" table:number-columns-repeated="1016"/>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table:table-cell table:style-name="ce22" table:number-columns-repeated="1016"/>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18" table:content-validation-name="val1"/>
          <table:table-cell table:style-name="ce22" table:number-columns-repeated="1016"/>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table:table-cell table:style-name="ce22" table:number-columns-repeated="1016"/>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4" calcext:value-type="float">
            <text:p>24</text:p>
          </table:table-cell>
          <table:table-cell table:style-name="ce18" table:content-validation-name="val1"/>
          <table:table-cell table:style-name="ce22" table:number-columns-repeated="1016"/>
          <table:table-cell/>
        </table:table-row>
        <table:table-row table:style-name="ro2">
          <table:table-cell table:number-columns-repeated="1024"/>
        </table:table-row>
        <table:table-row table:style-name="ro1">
          <table:table-cell table:style-name="ce13" office:value-type="string" calcext:value-type="string">
            <text:p>Fix the installers (windows fri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4">00/00/0000</text:date>, <text:time style:data-style-name="N2" text:time-value="19:43:58.228149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400" meta:object-count="0"/>
  </office:meta>
</office:document-meta>
</file>